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19, 2021 (11:48: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HelloWorld.zip from the same place where you downloaded this instructions file and save it on your computer.</text:p>
        </text:list-item>
        <text:list-item>
          <text:p text:style-name="P1">Unzip the program file.</text:p>
          <text:list text:style-name="L2">
            <text:list-item>
              <text:p text:style-name="P2">on Windows, right click and choose “Extract all”</text:p>
            </text:list-item>
            <text:list-item>
              <text:p text:style-name="P2">on macOS: double-click the .zip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you installed previously.</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Build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 highly recommend that you start now memorizing shortcuts. You should study your IDE to see the exact shortcuts for your IDE for compiling and running a program. Here are the <text:span text:style-name="T1">usual</text:span> shortcuts for different operating systems:</text:p>
          <text:p text:style-name="P4">Windows/Linux </text:p>
          <text:list text:style-name="L5">
            <text:list-item>
              <text:p text:style-name="P5">Build solution: Ctrl + Shift + B</text:p>
            </text:list-item>
            <text:list-item>
              <text:p text:style-name="P5">Run: Ctrl + F5</text:p>
            </text:list-item>
          </text:list>
          <text:p text:style-name="P4">Mac</text:p>
          <text:list text:style-name="L6">
            <text:list-item>
              <text:p text:style-name="P6">Build solution: Shift + Command + B</text:p>
            </text:list-item>
            <text:list-item>
              <text:p text:style-name="P6">Run: F5</text:p>
            </text:list-item>
          </text:list>
        </text:list-item>
      </text:list>
      <text:p text:style-name="First_20_paragraph">With Alt + F4 (to exit any program), that makes 3 shortcuts already! You can find a complete list at <text:a xlink:type="simple" xlink:href="http://visualstudioshortcuts.com/" office:name=""><text:span text:style-name="Definition">http://visualstudioshortcuts.com/</text:span></text:a> and on <text:a xlink:type="simple" xlink:href="https://docs.microsoft.com/en-us/visualstudio/ide/default-keyboard-shortcuts-in-visual-studio?view=vs-2019" office:name=""><text:span text:style-name="Definition">this page</text:span></text:a> of the Microsoft docs. I will try to introduce more useful shortcuts as we progress.</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virtual”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start the program without debugging?</text:p>
            </text:list-item>
            <text:list-item>
              <text:p text:style-name="P10">Use the shortcuts?</text:p>
            </text:list-item>
          </text:list>
        </text:list-item>
      </text:list>
      <text:p text:style-name="First_20_paragraph">If not, go have another look back at the “Compiling and Executing Your First Program” section.</text:p>
      <text:p text:style-name="Text_20_body">If your backup went wrong (you can’t open the project, it won’t compile, …), try to understand what happened. Then, re-download the <text:span text:style-name="NormalTok">HelloWorld</text:span><text:span text:style-name="OperatorTok">.</text:span><text:span text:style-name="FunctionTok">zip</text:span>, unzip it, and make sure you can build the solution and run the program.</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As you know, C# has precise rules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 </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3:48:46Z</meta:creation-date>
    <dc:date>2021-05-19T23:48:46Z</dc:date>
    <meta:user-defined meta:name="date" meta:value-type="string">May  19, 2021 (11:48: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